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38" style:family="table-cell" style:parent-style-name="Default" style:data-style-name="N100">
      <style:table-cell-properties fo:background-color="#fe7f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8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table:style-name="ce23" office:value-type="string" calcext:value-type="string">
            <text:p>79.34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table:style-name="ce23" office:value-type="string" calcext:value-type="string">
            <text:p>102.7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4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16:26:00.87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21T16:34:20.423000000</dc:date>
    <meta:editing-duration>P4DT15H17M59S</meta:editing-duration>
    <meta:editing-cycles>1828</meta:editing-cycles>
    <meta:document-statistic meta:table-count="4" meta:cell-count="10142" meta:object-count="0"/>
  </office:meta>
</office:document-meta>
</file>